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000033" draw:textarea-horizontal-align="justify" draw:textarea-vertical-align="middle" draw:auto-grow-height="false" fo:min-height="7.654cm" fo:min-width="8.211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682cm" fo:min-width="2.104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688cm" fo:min-width="2.104cm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2.649cm" fo:min-width="4.763cm"/>
    </style:style>
    <style:style style:name="gr5" style:family="graphic" style:parent-style-name="standard">
      <style:graphic-properties draw:stroke="none" draw:fill-color="#6666ff" draw:textarea-horizontal-align="justify" draw:textarea-vertical-align="middle" draw:auto-grow-height="false" fo:min-height="2.062cm" fo:min-width="3.725cm"/>
    </style:style>
    <style:style style:name="gr6" style:family="graphic" style:parent-style-name="standard">
      <style:graphic-properties draw:stroke="none" draw:fill-color="#ff9999" draw:textarea-horizontal-align="justify" draw:textarea-vertical-align="middle" draw:auto-grow-height="false" fo:min-height="0.492cm" fo:min-width="1.557cm"/>
    </style:style>
    <style:style style:name="gr7" style:family="graphic" style:parent-style-name="standard">
      <style:graphic-properties draw:stroke="none" draw:fill-color="#ff99ff" draw:textarea-horizontal-align="justify" draw:textarea-vertical-align="middle" draw:auto-grow-height="false" fo:min-height="0.554cm" fo:min-width="1.723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.275cm" fo:min-width="0.77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136cm"/>
    </style:style>
    <style:style style:name="gr10" style:family="graphic" style:parent-style-name="standard">
      <style:graphic-properties draw:stroke="none" draw:stroke-dash="Ultrafine_20_Dashed" draw:fill-color="#000066" draw:textarea-horizontal-align="justify" draw:textarea-vertical-align="middle" draw:auto-grow-height="false" fo:min-height="0.828cm" fo:min-width="0cm"/>
    </style:style>
    <style:style style:name="gr11" style:family="graphic" style:parent-style-name="standard">
      <style:graphic-properties draw:stroke="none" draw:stroke-dash="Ultrafine_20_Dashed" draw:fill-color="#660066" draw:textarea-horizontal-align="justify" draw:textarea-vertical-align="middle" draw:auto-grow-height="false" fo:min-height="0.828cm" fo:min-width="0cm"/>
    </style:style>
    <style:style style:name="gr12" style:family="graphic" style:parent-style-name="standard">
      <style:graphic-properties draw:stroke="none" draw:stroke-dash="Ultrafine_20_Dashed" draw:fill-color="#461900" draw:textarea-horizontal-align="justify" draw:textarea-vertical-align="middle" draw:auto-grow-height="false" fo:min-height="0.828cm" fo:min-width="0cm"/>
    </style:style>
    <style:style style:name="gr13" style:family="graphic" style:parent-style-name="standard">
      <style:graphic-properties draw:stroke="none" draw:fill-color="#000000" draw:textarea-horizontal-align="justify" draw:textarea-vertical-align="middle" draw:auto-grow-height="false" fo:min-height="1.097cm" fo:min-width="0.489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163cm" fo:min-width="0cm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.131cm" fo:min-width="1.532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047cm" fo:min-width="0.262cm"/>
    </style:style>
    <style:style style:name="gr17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7.654cm" fo:min-width="8.211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062cm" fo:min-width="3.725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492cm" fo:min-width="1.557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554cm" fo:min-width="1.723cm"/>
    </style:style>
    <style:style style:name="gr22" style:family="graphic" style:parent-style-name="standard">
      <style:graphic-properties draw:stroke="none" draw:stroke-dash="Ultrafine_20_Dashed" draw:fill-color="#000000" draw:textarea-horizontal-align="justify" draw:textarea-vertical-align="middle" draw:auto-grow-height="false" fo:min-height="0.828cm" fo:min-width="0cm"/>
    </style:style>
    <style:style style:name="gr23" style:family="graphic" style:parent-style-name="standard">
      <style:graphic-properties draw:stroke="none" draw:fill-color="#000000" draw:textarea-horizontal-align="justify" draw:textarea-vertical-align="middle" draw:auto-grow-height="false" fo:min-height="0.095cm" fo:min-width="0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639cm" fo:min-width="1.024cm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000000" draw:fill-gradient-name="fancyblue1" draw:textarea-horizontal-align="center" draw:textarea-vertical-align="middle"/>
    </style:style>
    <style:style style:name="P1" style:family="paragraph">
      <loext:graphic-properties draw:fill-color="#000033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99ff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000066"/>
      <style:paragraph-properties fo:text-align="center"/>
    </style:style>
    <style:style style:name="P8" style:family="paragraph">
      <loext:graphic-properties draw:fill-color="#660066"/>
      <style:paragraph-properties fo:text-align="center"/>
    </style:style>
    <style:style style:name="P9" style:family="paragraph">
      <loext:graphic-properties draw:fill-color="#4619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gradient" draw:fill-color="#000000" draw:fill-gradient-name="fancyblue1"/>
      <style:paragraph-properties fo:text-align="center"/>
    </style:style>
  </office:automatic-styles>
  <office:body>
    <office:drawing>
      <draw:page draw:name="default color" draw:style-name="dp1" draw:master-page-name="Default">
        <draw:custom-shape draw:style-name="gr1" draw:text-style-name="P1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5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4.225cm" svg:height="2.312cm" draw:transform="rotate (-0.829205927622506) translate (4.96cm 5.36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4.114cm" svg:height="2.226cm" draw:transform="rotate (-0.829205927622506) translate (14.988cm 5.4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0.13365735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7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" draw:text-style-name="P8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2" draw:text-style-name="P9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524cm" svg:height="0.889cm" svg:x="9.821cm" svg:y="11.69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  <draw:page draw:name="page2" draw:style-name="dp1" draw:master-page-name="Default">
        <draw:custom-shape draw:style-name="gr18" draw:text-style-name="P2" draw:layer="layout" svg:width="12.319cm" svg:height="11.176cm" svg:x="4.429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207cm" svg:height="2.794cm" svg:x="7.985cm" svg:y="3.92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5.207cm" svg:height="2.814cm" draw:transform="rotate (-0.829205927622506) translate (14.882cm 4.8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5.263cm" svg:height="2.899cm" draw:transform="rotate (-0.829205927622506) translate (4.795cm 4.757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6" draw:layer="layout" svg:width="4.225cm" svg:height="2.312cm" draw:transform="rotate (-0.829205927622506) translate (4.96cm 5.365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6" draw:layer="layout" svg:width="4.114cm" svg:height="2.226cm" draw:transform="rotate (-0.829205927622506) translate (14.988cm 5.4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750.13365735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6" draw:layer="layout" svg:width="4.445cm" svg:height="2.413cm" svg:x="8.366cm" svg:y="4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1.27cm" svg:height="1.525cm" draw:transform="rotate (1.56713113536571) translate (7.603cm 11.41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5.699cm 11.414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7.096cm" svg:y="10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0.789cm 10.1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8.885cm 10.1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0.282cm" svg:y="8.7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6" draw:layer="layout" svg:width="1.27cm" svg:height="1.525cm" draw:transform="rotate (1.56713113536571) translate (13.956cm 11.405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6" draw:layer="layout" svg:width="1.27cm" svg:height="1.525cm" draw:transform="rotate (1.56713113536571) translate (12.052cm 11.405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2" draw:layer="layout" svg:width="0.635cm" svg:height="1.524cm" svg:x="13.449cm" svg:y="10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3" draw:text-style-name="P2" draw:layer="layout" svg:width="1.397cm" svg:height="1.905cm" svg:x="9.89cm" svg:y="4.683cm">
          <text:p/>
          <draw:enhanced-geometry svg:viewBox="0 0 21600 21600" draw:glue-points="10800 0 3163 3163 0 10800 3163 18437 10800 21600 18437 18437 21600 10800 18437 3163" draw:text-areas="3163 3163 18437 18437" draw:type="ring" draw:modifiers="3136.4806866952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3" draw:text-style-name="P2" draw:layer="layout" svg:width="1.524cm" svg:height="1.651cm" svg:x="4.937cm" svg:y="7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63.213114754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.032cm" svg:height="0.381cm" svg:x="14.081cm" svg:y="7.2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524cm" svg:height="0.889cm" svg:x="9.821cm" svg:y="11.69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0" draw:layer="layout" svg:x1="10.583cm" svg:y1="12.206cm" svg:x2="10.583cm" svg:y2="13.73cm">
          <text:p/>
        </draw:line>
        <draw:path draw:style-name="gr17" draw:text-style-name="P10" draw:layer="layout" svg:width="2.051cm" svg:height="1.621cm" draw:transform="rotate (-1.17600284999378) translate (12.0799408116601cm 13.1062705207864cm)" svg:viewBox="0 0 2052 1622" svg:d="M0 1622c1651 0 2052-1622 2052-1622">
          <text:p/>
        </draw:path>
        <draw:path draw:style-name="gr17" draw:text-style-name="P10" draw:layer="layout" svg:width="2.051cm" svg:height="1.621cm" draw:transform="rotate (1.17600284999378) translate (8.297cm 14.984cm)" svg:viewBox="0 0 2052 1622" svg:d="M2052 1622c-1651 0-2052-1622-2052-1622">
          <text:p/>
        </draw:path>
      </draw:page>
      <draw:page draw:name="page3" draw:style-name="dp1" draw:master-page-name="Default">
        <draw:g>
          <draw:path draw:style-name="gr25" draw:text-style-name="P11" draw:layer="layout" svg:width="13.563cm" svg:height="14.349cm" svg:x="4.233cm" svg:y="3.889cm" svg:viewBox="0 0 13564 14350" svg:d="M6211 14323c-379-27-637-63-1045-147-427-87-649-150-1043-293-673-245-1213-535-1757-944-826-622-1425-1357-1836-2252-157-341-227-536-320-888-100-378-126-532-164-952-41-467-41-536 0-1004 37-430 61-569 166-961 41-153 82-306 123-459-51-544-102-1088-153-1631-83-897-159-1671-167-1720-5-30-10-60-15-89 599 2 1197 5 1796 8 598 2 1197 4 1796 7 90-35 180-70 270-104 90-35 180-69 270-103 398-419 796-838 1194-1257 657-691 1256-1319 1331-1395 45-46 90-93 135-139 445 467 889 933 1333 1400 445 466 889 933 1333 1399 99 36 198 72 297 108s198 72 297 108c566 0 1132 0 1697 0 566 0 1131 0 1697 0 0 28 0 57 0 86 0 48-60 780-132 1629-119 1389-128 1552-94 1640 21 54 90 300 155 548 98 371 125 531 160 933 18 202 27 328 29 449 0 25 0 49 0 73-2 122-11 251-29 457-37 424-61 561-170 970-100 377-168 566-325 906-535 1157-1445 2105-2643 2756-607 330-1262 566-1978 713-489 100-661 120-1535 173-94 6-397-5-673-25zM6086 11555c185-128 419-375 563-595 72-111 131-213 131-229 0-15 43 46 98 136 244 403 517 662 908 864 127 66 342 150 478 188 197 55 330 71 653 83 136 5 271 10 406 15-3-21-6-42-9-63-9-61-15-62-220-55-252 10-674-50-913-129-245-80-544-242-721-388-188-156-334-331-478-574-37-62-74-124-111-186-2-229-4-459-7-689-2-229-5-458-8-688 124-141 248-282 371-423 204-233 371-433 371-444 1-11-368-19-818-19-451 0-820 6-820 14s172 211 383 451c128 146 256 291 384 436 0 223 0 446 0 668 0 223 0 445 0 667-41 71-82 141-123 211-80 138-203 291-352 439-195 194-271 249-506 364-374 185-612 243-1070 261-341 13-408 28-409 91-1 47 299 57 625 20 438-49 868-202 1194-426zM3066 8034c-7-18-35-98-61-178-37-112-48-226-47-490 1-283 11-369 59-497 51-138 52-153 11-138-225 81-1591 639-1592 650 0 14 1574 677 1622 684 12 1 16-12 8-31zM4378 7716c432-178 777-331 767-340-22-21-1592-657-1621-657-11 0 6 63 37 139 48 120 56 192 56 522 0 335-7 402-59 529-32 80-59 150-59 155 0 12-28 23 879-348zM10026 7907c-51-126-58-192-58-541 0-339 7-414 54-530 19-45 37-90 55-135-276 110-552 221-828 332-456 181-822 337-814 345 17 18 1635 685 1643 678 4-3-20-70-52-149zM12154 7382c10-9-356-167-813-350-458-185-832-333-832-330s26 77 58 164c48 131 57 215 58 500 1 289-9 371-58 509-32 90-58 170-58 177s187-65 417-160c229-94 595-244 813-333s405-168 415-177zM6535 6506c-51-125-58-193-58-527 0-375 6-412 103-641 14-32-221 51-814 291-458 185-827 342-820 350 16 17 1633 684 1641 676 4-3-20-70-52-149zM8589 6017c35-15 70-29 105-43-277-113-554-226-832-338-458-186-835-336-838-333-4 3 20 75 52 162 49 133 58 209 57 514-1 303-9 378-58 502-32 80-58 155-58 166s44 1 99-22 385-160 734-303c349-144 682-280 739-305zM3706 3251c6-14-695-24-1707-24-572 0-1145 0-1717 0 51 553 102 1106 153 1660 83 913 153 1672 154 1687 1 14 28-5 61-43 32-38 731-787 1553-1663 822-877 1499-1604 1503-1617zM1277 4841c0-115 0-230 0-344-119 0-238 0-357 0s-238 0-357 0c0-62 0-124 0-185 0-62 0-124 0-185 119 0 238 0 357 0s238 0 357 0c0-120 0-239 0-358s0-238 0-357c40 0 79 0 119 0s79 0 119 0c0 119 0 238 0 357s0 238 0 358c119 0 238 0 357 0s238 0 357 0c0 61 0 123 0 185 0 61 0 123 0 185-119 0-238 0-357 0s-238 0-357 0c0 114 0 229 0 344 0 114 0 229 0 344-40 0-79 0-119 0s-79 0-119 0c0-115 0-230 0-344zM13025 4928c70-841 128-1568 129-1615 0-29 1-58 1-86-552 0-1104 0-1656 0-916 0-1652 10-1647 23 17 43 3019 3232 3032 3220 6-7 70-701 141-1542zM10641 3756c0-71 0-141 0-211 371 0 741 0 1111 0s741 0 1111 0c0 70 0 140 0 211 0 70 0 141 0 212-370 0-741 0-1111 0s-740 0-1111 0c0-71 0-142 0-212zM6789 436c-20 0-1607 1667-2386 2507-23 24-45 48-67 72 818 0 1636 0 2454 0 819 0 1637 0 2455 0-88-95-176-190-265-284-961-1031-2168-2295-2191-2295zM6130 2371c-131-286-136-698-11-1032 73-196 252-391 427-466 111-47 171-57 291-46 323 29 567 271 673 667 42 156 46 508 8 672-69 298-310 604-523 663-148 42-349 32-467-22-136-62-318-261-398-436zM7242 2234c70-140 79-184 79-396 0-208-9-257-76-392-84-172-230-297-379-325-226-42-484 143-570 410-56 173-58 426-6 601 45 152 198 344 316 398 48 21 138 33 219 27 106-7 163-28 238-87 55-44 135-149 179-236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99ccff" draw:end-color="#000066" draw:start-intensity="100%" draw:end-intensity="100%" draw:angle="300" draw:border="0%"/>
    <draw:gradient draw:name="Gradient_20_3" draw:display-name="Gradient 3" draw:style="linear" draw:start-color="#99ccff" draw:end-color="#000066" draw:start-intensity="100%" draw:end-intensity="100%" draw:angle="1800" draw:border="0%"/>
    <draw:gradient draw:name="Gradient_20_4" draw:display-name="Gradient 4" draw:style="radial" draw:cx="50%" draw:cy="0%" draw:start-color="#99ccff" draw:end-color="#000066" draw:start-intensity="100%" draw:end-intensity="100%" draw:border="0%"/>
    <draw:gradient draw:name="Gradient_20_5" draw:display-name="Gradient 5" draw:style="radial" draw:cx="50%" draw:cy="50%" draw:start-color="#99ccff" draw:end-color="#0066ff" draw:start-intensity="100%" draw:end-intensity="100%" draw:border="0%"/>
    <draw:gradient draw:name="Gradient_20_6" draw:display-name="Gradient 6" draw:style="radial" draw:cx="50%" draw:cy="50%" draw:start-color="#003366" draw:end-color="#0066ff" draw:start-intensity="100%" draw:end-intensity="100%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fancyblue1" draw:style="linear" draw:start-color="#729fcf" draw:end-color="#000080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0T16:54:35.895592822</meta:creation-date>
    <dc:date>2017-10-07T17:40:19.373680530</dc:date>
    <meta:editing-duration>PT4H56S</meta:editing-duration>
    <meta:editing-cycles>16</meta:editing-cycles>
    <meta:generator>LibreOffice/5.0.3.2$Linux_X86_64 LibreOffice_project/e5f16313668ac592c1bfb310f4390624e3dbfb75</meta:generator>
    <meta:document-statistic meta:object-count="54"/>
  </office:meta>
</office:document-meta>
</file>